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oviderMarshaler.getJm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roviderMarshaler.createMessage( MessageExchange exchange , NormalizedMessage in , 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ProviderMarshaler.populateMessage( Message message , MessageExchange exchange , NormalizedMessage normalized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ProviderMarshaler.setJmsProperties( Map &lt; String , Object &gt; jms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